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Yu Gothic UI Semibold" svg:font-family="'Yu Gothic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9882in" fo:margin-left="-0.6049in" table:align="left"/>
    </style:style>
    <style:style style:name="Table1.A" style:family="table-column">
      <style:table-column-properties style:column-width="3.1118in"/>
    </style:style>
    <style:style style:name="Table1.B" style:family="table-column">
      <style:table-column-properties style:column-width="2.5in"/>
    </style:style>
    <style:style style:name="Table1.C" style:family="table-column">
      <style:table-column-properties style:column-width="2.3764in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0007in"/>
    </style:style>
    <style:style style:name="P1" style:family="paragraph" style:parent-style-name="Standard">
      <style:paragraph-properties fo:text-align="center" style:justify-single-word="false"/>
      <style:text-properties fo:font-size="16pt" officeooo:rsid="00100b1f" officeooo:paragraph-rsid="00100b1f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0.5pt" officeooo:rsid="00100b1f" officeooo:paragraph-rsid="00100b1f" style:font-size-asian="9.14999961853027pt" style:font-size-complex="10.5pt"/>
    </style:style>
    <style:style style:name="P3" style:family="paragraph" style:parent-style-name="Standard">
      <style:paragraph-properties fo:text-align="start" style:justify-single-word="false"/>
      <style:text-properties fo:font-size="10.5pt" officeooo:rsid="00100b1f" officeooo:paragraph-rsid="00100b1f" style:font-size-asian="9.14999961853027pt" style:font-size-complex="10.5pt"/>
    </style:style>
    <style:style style:name="P4" style:family="paragraph" style:parent-style-name="Standard">
      <style:paragraph-properties fo:text-align="start" style:justify-single-word="false"/>
      <style:text-properties fo:font-size="10.5pt" officeooo:rsid="00100b1f" officeooo:paragraph-rsid="00508463" style:font-size-asian="9.14999961853027pt" style:font-size-complex="10.5pt"/>
    </style:style>
    <style:style style:name="P5" style:family="paragraph" style:parent-style-name="Standard">
      <style:paragraph-properties fo:text-align="start" style:justify-single-word="false"/>
      <style:text-properties fo:font-size="10.5pt" officeooo:rsid="0022ec73" officeooo:paragraph-rsid="0022ec73" style:font-size-asian="9.14999961853027pt" style:font-size-complex="10.5pt"/>
    </style:style>
    <style:style style:name="P6" style:family="paragraph" style:parent-style-name="Standard">
      <style:paragraph-properties fo:text-align="start" style:justify-single-word="false"/>
      <style:text-properties fo:font-size="10.5pt" officeooo:rsid="0022ec73" officeooo:paragraph-rsid="002945de" style:font-size-asian="9.14999961853027pt" style:font-size-complex="10.5pt"/>
    </style:style>
    <style:style style:name="P7" style:family="paragraph" style:parent-style-name="Standard">
      <style:paragraph-properties fo:text-align="start" style:justify-single-word="false"/>
      <style:text-properties fo:font-size="10.5pt" officeooo:rsid="0035e09b" officeooo:paragraph-rsid="0035e09b" style:font-size-asian="9.14999961853027pt" style:font-size-complex="10.5pt"/>
    </style:style>
    <style:style style:name="P8" style:family="paragraph" style:parent-style-name="Standard">
      <style:paragraph-properties fo:text-align="start" style:justify-single-word="false"/>
      <style:text-properties fo:font-size="10.5pt" officeooo:rsid="0035e09b" officeooo:paragraph-rsid="006ed807" style:font-size-asian="9.14999961853027pt" style:font-size-complex="10.5pt"/>
    </style:style>
    <style:style style:name="P9" style:family="paragraph" style:parent-style-name="Standard">
      <style:paragraph-properties fo:text-align="start" style:justify-single-word="false"/>
      <style:text-properties fo:font-size="10.5pt" officeooo:rsid="00360310" officeooo:paragraph-rsid="00360310" style:font-size-asian="9.14999961853027pt" style:font-size-complex="10.5pt"/>
    </style:style>
    <style:style style:name="P10" style:family="paragraph" style:parent-style-name="Standard">
      <style:paragraph-properties fo:text-align="start" style:justify-single-word="false"/>
      <style:text-properties fo:font-size="10.5pt" officeooo:rsid="00397444" officeooo:paragraph-rsid="00397444" style:font-size-asian="9.14999961853027pt" style:font-size-complex="10.5pt"/>
    </style:style>
    <style:style style:name="P11" style:family="paragraph" style:parent-style-name="Standard">
      <style:paragraph-properties fo:text-align="start" style:justify-single-word="false"/>
      <style:text-properties fo:font-size="10.5pt" officeooo:rsid="003aaad6" officeooo:paragraph-rsid="003aaad6" style:font-size-asian="9.14999961853027pt" style:font-size-complex="10.5pt"/>
    </style:style>
    <style:style style:name="P12" style:family="paragraph" style:parent-style-name="Standard">
      <style:paragraph-properties fo:text-align="start" style:justify-single-word="false"/>
      <style:text-properties fo:font-size="10.5pt" officeooo:rsid="003cd791" officeooo:paragraph-rsid="003cd791" style:font-size-asian="9.14999961853027pt" style:font-size-complex="10.5pt"/>
    </style:style>
    <style:style style:name="P13" style:family="paragraph" style:parent-style-name="Standard">
      <style:paragraph-properties fo:text-align="start" style:justify-single-word="false"/>
      <style:text-properties fo:font-size="10.5pt" officeooo:rsid="003f5900" officeooo:paragraph-rsid="003f5900" style:font-size-asian="9.14999961853027pt" style:font-size-complex="10.5pt"/>
    </style:style>
    <style:style style:name="P14" style:family="paragraph" style:parent-style-name="Standard">
      <style:paragraph-properties fo:text-align="start" style:justify-single-word="false"/>
      <style:text-properties fo:font-size="10.5pt" officeooo:rsid="003fa98c" officeooo:paragraph-rsid="003fa98c" style:font-size-asian="9.14999961853027pt" style:font-size-complex="10.5pt"/>
    </style:style>
    <style:style style:name="P15" style:family="paragraph" style:parent-style-name="Standard">
      <style:paragraph-properties fo:text-align="start" style:justify-single-word="false"/>
      <style:text-properties fo:font-size="10.5pt" officeooo:rsid="003fa98c" officeooo:paragraph-rsid="00552592" style:font-size-asian="9.14999961853027pt" style:font-size-complex="10.5pt"/>
    </style:style>
    <style:style style:name="P16" style:family="paragraph" style:parent-style-name="Standard">
      <style:paragraph-properties fo:text-align="start" style:justify-single-word="false"/>
      <style:text-properties fo:font-size="10.5pt" officeooo:rsid="00424536" officeooo:paragraph-rsid="00424536" style:font-size-asian="9.14999961853027pt" style:font-size-complex="10.5pt"/>
    </style:style>
    <style:style style:name="P17" style:family="paragraph" style:parent-style-name="Standard">
      <style:paragraph-properties fo:text-align="start" style:justify-single-word="false"/>
      <style:text-properties fo:font-size="10.5pt" officeooo:rsid="0045c5ce" officeooo:paragraph-rsid="0045c5ce" style:font-size-asian="9.14999961853027pt" style:font-size-complex="10.5pt"/>
    </style:style>
    <style:style style:name="P18" style:family="paragraph" style:parent-style-name="Standard">
      <style:paragraph-properties fo:text-align="start" style:justify-single-word="false"/>
      <style:text-properties fo:font-size="10.5pt" officeooo:rsid="0045dd23" officeooo:paragraph-rsid="0045dd23" style:font-size-asian="9.14999961853027pt" style:font-size-complex="10.5pt"/>
    </style:style>
    <style:style style:name="P19" style:family="paragraph" style:parent-style-name="Standard">
      <style:paragraph-properties fo:text-align="start" style:justify-single-word="false"/>
      <style:text-properties fo:font-size="10.5pt" officeooo:rsid="00479918" officeooo:paragraph-rsid="00479918" style:font-size-asian="9.14999961853027pt" style:font-size-complex="10.5pt"/>
    </style:style>
    <style:style style:name="P20" style:family="paragraph" style:parent-style-name="Standard">
      <style:paragraph-properties fo:text-align="start" style:justify-single-word="false"/>
      <style:text-properties fo:font-size="10.5pt" officeooo:rsid="0047b5b2" officeooo:paragraph-rsid="0047b5b2" style:font-size-asian="9.14999961853027pt" style:font-size-complex="10.5pt"/>
    </style:style>
    <style:style style:name="P21" style:family="paragraph" style:parent-style-name="Standard">
      <style:paragraph-properties fo:text-align="start" style:justify-single-word="false"/>
      <style:text-properties fo:font-size="10.5pt" officeooo:rsid="004820cf" officeooo:paragraph-rsid="004820cf" style:font-size-asian="9.14999961853027pt" style:font-size-complex="10.5pt"/>
    </style:style>
    <style:style style:name="P22" style:family="paragraph" style:parent-style-name="Standard">
      <style:paragraph-properties fo:text-align="start" style:justify-single-word="false"/>
      <style:text-properties fo:font-size="10.5pt" officeooo:rsid="0049737a" officeooo:paragraph-rsid="004b7720" style:font-size-asian="9.14999961853027pt" style:font-size-complex="10.5pt"/>
    </style:style>
    <style:style style:name="P23" style:family="paragraph" style:parent-style-name="Standard">
      <style:paragraph-properties fo:text-align="start" style:justify-single-word="false"/>
      <style:text-properties fo:font-size="10.5pt" officeooo:rsid="00552592" officeooo:paragraph-rsid="00552592" style:font-size-asian="9.14999961853027pt" style:font-size-complex="10.5pt"/>
    </style:style>
    <style:style style:name="P24" style:family="paragraph" style:parent-style-name="Standard">
      <style:paragraph-properties fo:text-align="start" style:justify-single-word="false"/>
      <style:text-properties fo:font-size="10.5pt" officeooo:rsid="0058272b" officeooo:paragraph-rsid="0058272b" style:font-size-asian="9.14999961853027pt" style:font-size-complex="10.5pt"/>
    </style:style>
    <style:style style:name="P25" style:family="paragraph" style:parent-style-name="Standard">
      <style:paragraph-properties fo:text-align="start" style:justify-single-word="false"/>
      <style:text-properties fo:font-size="10.5pt" officeooo:rsid="00597f36" officeooo:paragraph-rsid="00597f36" style:font-size-asian="9.14999961853027pt" style:font-size-complex="10.5pt"/>
    </style:style>
    <style:style style:name="P26" style:family="paragraph" style:parent-style-name="Standard">
      <style:paragraph-properties fo:text-align="start" style:justify-single-word="false"/>
      <style:text-properties fo:font-size="10.5pt" officeooo:rsid="00597f36" officeooo:paragraph-rsid="00597f36" fo:background-color="#ffff00" style:font-size-asian="9.14999961853027pt" style:font-size-complex="10.5pt"/>
    </style:style>
    <style:style style:name="P27" style:family="paragraph" style:parent-style-name="Standard">
      <style:paragraph-properties fo:text-align="start" style:justify-single-word="false"/>
      <style:text-properties officeooo:paragraph-rsid="002945de"/>
    </style:style>
    <style:style style:name="P28" style:family="paragraph" style:parent-style-name="Standard">
      <style:paragraph-properties fo:text-align="start" style:justify-single-word="false"/>
      <style:text-properties officeooo:paragraph-rsid="00360310"/>
    </style:style>
    <style:style style:name="P29" style:family="paragraph" style:parent-style-name="Standard">
      <style:paragraph-properties fo:text-align="start" style:justify-single-word="false"/>
      <style:text-properties officeooo:paragraph-rsid="003ec529"/>
    </style:style>
    <style:style style:name="P30" style:family="paragraph" style:parent-style-name="Standard">
      <style:paragraph-properties fo:text-align="start" style:justify-single-word="false"/>
      <style:text-properties officeooo:paragraph-rsid="003f5900"/>
    </style:style>
    <style:style style:name="P31" style:family="paragraph" style:parent-style-name="Standard">
      <style:paragraph-properties fo:text-align="start" style:justify-single-word="false"/>
      <style:text-properties officeooo:paragraph-rsid="00552592"/>
    </style:style>
    <style:style style:name="P32" style:family="paragraph" style:parent-style-name="Standard">
      <style:paragraph-properties fo:text-align="start" style:justify-single-word="false"/>
      <style:text-properties officeooo:paragraph-rsid="0066847c"/>
    </style:style>
    <style:style style:name="P33" style:family="paragraph" style:parent-style-name="Standard">
      <style:paragraph-properties fo:text-align="start" style:justify-single-word="false"/>
      <style:text-properties officeooo:paragraph-rsid="0071e5c5"/>
    </style:style>
    <style:style style:name="P34" style:family="paragraph" style:parent-style-name="Standard">
      <style:paragraph-properties fo:text-align="start" style:justify-single-word="false"/>
      <style:text-properties officeooo:rsid="0027bf13" officeooo:paragraph-rsid="0072c3df"/>
    </style:style>
    <style:style style:name="P35" style:family="paragraph" style:parent-style-name="Standard">
      <style:paragraph-properties fo:text-align="center" style:justify-single-word="false"/>
      <style:text-properties style:font-name="Yu Gothic UI Semibold" officeooo:paragraph-rsid="0022ec73"/>
    </style:style>
    <style:style style:name="P36" style:family="paragraph" style:parent-style-name="Standard">
      <style:paragraph-properties fo:text-align="start" style:justify-single-word="false"/>
      <style:text-properties officeooo:rsid="00597f36" officeooo:paragraph-rsid="00597f36" fo:background-color="transparent"/>
    </style:style>
    <style:style style:name="P37" style:family="paragraph" style:parent-style-name="Standard">
      <style:paragraph-properties fo:text-align="start" style:justify-single-word="false"/>
      <style:text-properties officeooo:rsid="00597f36" officeooo:paragraph-rsid="005ee063" fo:background-color="transparent"/>
    </style:style>
    <style:style style:name="P38" style:family="paragraph" style:parent-style-name="Standard">
      <style:paragraph-properties fo:text-align="start" style:justify-single-word="false"/>
      <style:text-properties officeooo:rsid="0074673c" officeooo:paragraph-rsid="0074673c"/>
    </style:style>
    <style:style style:name="P39" style:family="paragraph" style:parent-style-name="Preformatted_20_Text">
      <style:paragraph-properties fo:text-align="start" style:justify-single-word="false"/>
      <style:text-properties fo:font-size="10.5pt" officeooo:rsid="0022ec73" officeooo:paragraph-rsid="002945de" style:font-size-asian="9.14999961853027pt" style:font-size-complex="10.5pt"/>
    </style:style>
    <style:style style:name="P40" style:family="paragraph" style:parent-style-name="Preformatted_20_Text">
      <style:paragraph-properties fo:text-align="start" style:justify-single-word="false"/>
      <style:text-properties fo:font-size="10.5pt" officeooo:rsid="0022ec73" officeooo:paragraph-rsid="006b0d83" style:font-size-asian="9.14999961853027pt" style:font-size-complex="10.5pt"/>
    </style:style>
    <style:style style:name="P41" style:family="paragraph" style:parent-style-name="Preformatted_20_Text">
      <style:paragraph-properties fo:text-align="start" style:justify-single-word="false"/>
      <style:text-properties fo:font-size="10.5pt" officeooo:rsid="0022ec73" officeooo:paragraph-rsid="006fe17f" style:font-size-asian="9.14999961853027pt" style:font-size-complex="10.5pt"/>
    </style:style>
    <style:style style:name="P42" style:family="paragraph" style:parent-style-name="Preformatted_20_Text">
      <style:paragraph-properties fo:text-align="start" style:justify-single-word="false"/>
      <style:text-properties fo:font-size="10.5pt" officeooo:rsid="0022ec73" officeooo:paragraph-rsid="00700ce0" fo:background-color="#ffff00" style:font-size-asian="9.14999961853027pt" style:font-size-complex="10.5pt"/>
    </style:style>
    <style:style style:name="P4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paragraph-rsid="004f31e9"/>
    </style:style>
    <style:style style:name="P44" style:family="paragraph" style:parent-style-name="Table_20_Contents">
      <style:text-properties fo:font-size="10.5pt" officeooo:rsid="0029b2dc" officeooo:paragraph-rsid="0029b2dc" style:font-size-asian="9.14999961853027pt" style:font-size-complex="10.5pt"/>
    </style:style>
    <style:style style:name="P45" style:family="paragraph" style:parent-style-name="Table_20_Contents">
      <style:text-properties fo:font-size="10.5pt" officeooo:rsid="002ca17b" officeooo:paragraph-rsid="002ca17b" style:font-size-asian="10.5pt" style:font-size-complex="10.5pt"/>
    </style:style>
    <style:style style:name="P46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Yu Gothic UI Semibold" fo:font-size="9pt" officeooo:rsid="0029b2dc" officeooo:paragraph-rsid="0029b2dc" style:font-size-asian="7.84999990463257pt" style:font-size-complex="9pt"/>
    </style:style>
    <style:style style:name="P48" style:family="paragraph" style:parent-style-name="Table_20_Contents">
      <style:text-properties officeooo:paragraph-rsid="0029b2dc"/>
    </style:style>
    <style:style style:name="P49" style:family="paragraph" style:parent-style-name="Table_20_Contents">
      <style:text-properties officeooo:rsid="002ca17b" officeooo:paragraph-rsid="002ca17b"/>
    </style:style>
    <style:style style:name="P50" style:family="paragraph" style:parent-style-name="Table_20_Contents">
      <style:text-properties fo:font-size="10.5pt" officeooo:rsid="0029b2dc" officeooo:paragraph-rsid="0029b2dc" style:font-size-asian="9.14999961853027pt" style:font-size-complex="10.5pt"/>
    </style:style>
    <style:style style:name="P51" style:family="paragraph" style:parent-style-name="Table_20_Contents">
      <style:text-properties fo:font-size="10.5pt" officeooo:rsid="002daac1" officeooo:paragraph-rsid="002ca17b" style:font-size-asian="10.5pt" style:font-size-complex="10.5pt"/>
    </style:style>
    <style:style style:name="P52" style:family="paragraph" style:parent-style-name="Standard">
      <style:paragraph-properties fo:text-align="start" style:justify-single-word="false"/>
      <style:text-properties fo:font-size="10.5pt" officeooo:rsid="00230323" officeooo:paragraph-rsid="002945de" style:font-size-asian="10.5pt" style:font-size-complex="10.5pt"/>
    </style:style>
    <style:style style:name="P53" style:family="paragraph" style:parent-style-name="Standard">
      <style:paragraph-properties fo:text-align="start" style:justify-single-word="false"/>
      <style:text-properties fo:font-size="10.5pt" officeooo:rsid="00230323" officeooo:paragraph-rsid="005f1408" style:font-size-asian="10.5pt" style:font-size-complex="10.5pt"/>
    </style:style>
    <style:style style:name="P54" style:family="paragraph" style:parent-style-name="Standard">
      <style:paragraph-properties fo:text-align="start" style:justify-single-word="false"/>
      <style:text-properties fo:font-size="10.5pt" officeooo:rsid="0023c3df" officeooo:paragraph-rsid="002945de" style:font-size-asian="10.5pt" style:font-size-complex="10.5pt"/>
    </style:style>
    <style:style style:name="P55" style:family="paragraph" style:parent-style-name="Standard">
      <style:paragraph-properties fo:text-align="start" style:justify-single-word="false"/>
      <style:text-properties fo:font-size="10.5pt" officeooo:rsid="00255700" officeooo:paragraph-rsid="002945de" style:font-size-asian="10.5pt" style:font-size-complex="10.5pt"/>
    </style:style>
    <style:style style:name="P56" style:family="paragraph" style:parent-style-name="Standard">
      <style:paragraph-properties fo:text-align="start" style:justify-single-word="false"/>
      <style:text-properties fo:font-size="10.5pt" officeooo:rsid="0028a1cc" officeooo:paragraph-rsid="002945de" style:font-size-asian="10.5pt" style:font-size-complex="10.5pt"/>
    </style:style>
    <style:style style:name="P57" style:family="paragraph" style:parent-style-name="Standard">
      <style:paragraph-properties fo:text-align="start" style:justify-single-word="false"/>
      <style:text-properties fo:font-size="10.5pt" officeooo:rsid="004d5ca7" officeooo:paragraph-rsid="00508463" style:font-size-asian="9.14999961853027pt" style:font-size-complex="10.5pt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0.5pt" officeooo:rsid="004d5ca7" officeooo:paragraph-rsid="004d5ca7" style:font-size-asian="9.14999961853027pt" style:font-size-complex="10.5pt"/>
    </style:style>
    <style:style style:name="P59" style:family="paragraph" style:parent-style-name="Standard" style:list-style-name="L2">
      <style:paragraph-properties fo:text-align="start" style:justify-single-word="false"/>
      <style:text-properties fo:font-size="10.5pt" officeooo:rsid="0045dd23" officeooo:paragraph-rsid="0045dd23" style:font-size-asian="9.14999961853027pt" style:font-size-complex="10.5pt"/>
    </style:style>
    <style:style style:name="P60" style:family="paragraph" style:parent-style-name="Standard">
      <style:paragraph-properties fo:text-align="start" style:justify-single-word="false"/>
      <style:text-properties fo:font-size="10.5pt" officeooo:rsid="00311a8b" officeooo:paragraph-rsid="001bfb95" style:font-size-asian="9.14999961853027pt" style:font-size-complex="10.5pt"/>
    </style:style>
    <style:style style:name="P61" style:family="paragraph" style:parent-style-name="Standard">
      <style:paragraph-properties fo:text-align="start" style:justify-single-word="false"/>
      <style:text-properties fo:font-size="10.5pt" officeooo:rsid="007403d3" officeooo:paragraph-rsid="00360310" style:font-size-asian="9.14999961853027pt" style:font-size-complex="10.5pt"/>
    </style:style>
    <style:style style:name="P62" style:family="paragraph" style:parent-style-name="Standard">
      <style:paragraph-properties fo:text-align="start" style:justify-single-word="false"/>
      <style:text-properties fo:font-size="10.5pt" officeooo:rsid="00360310" officeooo:paragraph-rsid="00360310" style:font-size-asian="9.14999961853027pt" style:font-size-complex="10.5pt"/>
    </style:style>
    <style:style style:name="P63" style:family="paragraph" style:parent-style-name="Standard">
      <style:paragraph-properties fo:text-align="start" style:justify-single-word="false"/>
      <style:text-properties fo:font-size="10.5pt" officeooo:rsid="00597f36" officeooo:paragraph-rsid="00597f36" fo:background-color="#ffff00" style:font-size-asian="9.14999961853027pt" style:font-size-complex="10.5pt"/>
    </style:style>
    <style:style style:name="P64" style:family="paragraph" style:parent-style-name="Standard">
      <style:paragraph-properties fo:text-align="start" style:justify-single-word="false"/>
      <style:text-properties fo:font-size="10.5pt" officeooo:rsid="00597f36" officeooo:paragraph-rsid="00597f36" fo:background-color="transparent" style:font-size-asian="9.14999961853027pt" style:font-size-complex="10.5pt"/>
    </style:style>
    <style:style style:name="P65" style:family="paragraph" style:parent-style-name="Standard" style:list-style-name="L1">
      <style:paragraph-properties fo:text-align="start" style:justify-single-word="false"/>
      <style:text-properties officeooo:paragraph-rsid="004d5ca7"/>
    </style:style>
    <style:style style:name="P66" style:family="paragraph" style:parent-style-name="Standard" style:list-style-name="L2">
      <style:paragraph-properties fo:text-align="start" style:justify-single-word="false"/>
      <style:text-properties officeooo:paragraph-rsid="003026af"/>
    </style:style>
    <style:style style:name="P67" style:family="paragraph" style:parent-style-name="Standard" style:list-style-name="L2">
      <style:paragraph-properties fo:text-align="start" style:justify-single-word="false"/>
      <style:text-properties officeooo:paragraph-rsid="00311a8b"/>
    </style:style>
    <style:style style:name="P68" style:family="paragraph" style:parent-style-name="Standard" style:list-style-name="L2">
      <style:paragraph-properties fo:text-align="start" style:justify-single-word="false"/>
      <style:text-properties officeooo:paragraph-rsid="0033a485"/>
    </style:style>
    <style:style style:name="P69" style:family="paragraph" style:parent-style-name="Standard" style:list-style-name="L2">
      <style:paragraph-properties fo:text-align="start" style:justify-single-word="false"/>
      <style:text-properties officeooo:rsid="003fa98c" officeooo:paragraph-rsid="003fa98c"/>
    </style:style>
    <style:style style:name="P70" style:family="paragraph" style:parent-style-name="Standard" style:list-style-name="L2">
      <style:paragraph-properties fo:text-align="start" style:justify-single-word="false"/>
      <style:text-properties officeooo:rsid="004182b3" officeooo:paragraph-rsid="004182b3"/>
    </style:style>
    <style:style style:name="P7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10.5pt" officeooo:rsid="00100b1f" officeooo:paragraph-rsid="004f31e9" style:font-size-asian="9.14999961853027pt" style:font-size-complex="10.5pt"/>
    </style:style>
    <style:style style:name="P7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11pt" officeooo:rsid="00311a8b" officeooo:paragraph-rsid="004f31e9" style:font-size-asian="11pt" style:font-size-complex="11pt"/>
    </style:style>
    <style:style style:name="T1" style:family="text">
      <style:text-properties fo:font-size="11pt" officeooo:rsid="003026af" style:font-size-asian="11pt" style:font-size-complex="11pt"/>
    </style:style>
    <style:style style:name="T2" style:family="text">
      <style:text-properties fo:font-size="11pt" officeooo:rsid="00311a8b" style:font-size-asian="11pt" style:font-size-complex="11pt"/>
    </style:style>
    <style:style style:name="T3" style:family="text">
      <style:text-properties style:font-name="Liberation Serif" style:font-size-asian="10.5pt"/>
    </style:style>
    <style:style style:name="T4" style:family="text">
      <style:text-properties style:font-name="Liberation Serif" officeooo:rsid="0022ec73" style:font-size-asian="10.5pt"/>
    </style:style>
    <style:style style:name="T5" style:family="text">
      <style:text-properties fo:font-size="10.5pt" style:font-size-asian="9.14999961853027pt" style:font-size-complex="10.5pt"/>
    </style:style>
    <style:style style:name="T6" style:family="text">
      <style:text-properties fo:font-size="10.5pt" officeooo:rsid="0022ec73" style:font-size-asian="9.14999961853027pt" style:font-size-complex="10.5pt"/>
    </style:style>
    <style:style style:name="T7" style:family="text">
      <style:text-properties fo:font-size="10.5pt" officeooo:rsid="00255700" style:font-size-asian="9.14999961853027pt" style:font-size-complex="10.5pt"/>
    </style:style>
    <style:style style:name="T8" style:family="text">
      <style:text-properties fo:font-size="10.5pt" officeooo:rsid="0029b2dc" style:font-size-asian="9.14999961853027pt" style:font-size-complex="10.5pt"/>
    </style:style>
    <style:style style:name="T9" style:family="text">
      <style:text-properties fo:font-size="10.5pt" officeooo:rsid="003026af" style:font-size-asian="9.14999961853027pt" style:font-size-complex="10.5pt"/>
    </style:style>
    <style:style style:name="T10" style:family="text">
      <style:text-properties fo:font-size="10.5pt" officeooo:rsid="00311a8b" style:font-size-asian="9.14999961853027pt" style:font-size-complex="10.5pt"/>
    </style:style>
    <style:style style:name="T11" style:family="text">
      <style:text-properties fo:font-size="10.5pt" officeooo:rsid="0034e7e7" style:font-size-asian="9.14999961853027pt" style:font-size-complex="10.5pt"/>
    </style:style>
    <style:style style:name="T12" style:family="text">
      <style:text-properties fo:font-size="10.5pt" officeooo:rsid="00345d04" style:font-size-asian="9.14999961853027pt" style:font-size-complex="10.5pt"/>
    </style:style>
    <style:style style:name="T13" style:family="text">
      <style:text-properties fo:font-size="10.5pt" officeooo:rsid="00330cad" style:font-size-asian="9.14999961853027pt" style:font-size-complex="10.5pt"/>
    </style:style>
    <style:style style:name="T14" style:family="text">
      <style:text-properties fo:font-size="10.5pt" officeooo:rsid="0033a485" style:font-size-asian="9.14999961853027pt" style:font-size-complex="10.5pt"/>
    </style:style>
    <style:style style:name="T15" style:family="text">
      <style:text-properties fo:font-size="10.5pt" officeooo:rsid="00360310" style:font-size-asian="9.14999961853027pt" style:font-size-complex="10.5pt"/>
    </style:style>
    <style:style style:name="T16" style:family="text">
      <style:text-properties fo:font-size="10.5pt" officeooo:rsid="0036f8b6" style:font-size-asian="9.14999961853027pt" style:font-size-complex="10.5pt"/>
    </style:style>
    <style:style style:name="T17" style:family="text">
      <style:text-properties fo:font-size="10.5pt" officeooo:rsid="0037cb8c" style:font-size-asian="9.14999961853027pt" style:font-size-complex="10.5pt"/>
    </style:style>
    <style:style style:name="T18" style:family="text">
      <style:text-properties fo:font-size="10.5pt" officeooo:rsid="003f5900" style:font-size-asian="9.14999961853027pt" style:font-size-complex="10.5pt"/>
    </style:style>
    <style:style style:name="T19" style:family="text">
      <style:text-properties fo:font-size="10.5pt" officeooo:rsid="003fa98c" style:font-size-asian="9.14999961853027pt" style:font-size-complex="10.5pt"/>
    </style:style>
    <style:style style:name="T20" style:family="text">
      <style:text-properties fo:font-size="10.5pt" officeooo:rsid="0045c5ce" style:font-size-asian="9.14999961853027pt" style:font-size-complex="10.5pt"/>
    </style:style>
    <style:style style:name="T21" style:family="text">
      <style:text-properties fo:font-size="10.5pt" officeooo:rsid="0047b5b2" style:font-size-asian="9.14999961853027pt" style:font-size-complex="10.5pt"/>
    </style:style>
    <style:style style:name="T22" style:family="text">
      <style:text-properties fo:font-size="10.5pt" officeooo:rsid="004f31e9" style:font-size-asian="9.14999961853027pt" style:font-size-complex="10.5pt"/>
    </style:style>
    <style:style style:name="T23" style:family="text">
      <style:text-properties fo:font-size="10.5pt" officeooo:rsid="00552592" style:font-size-asian="9.14999961853027pt" style:font-size-complex="10.5pt"/>
    </style:style>
    <style:style style:name="T24" style:family="text">
      <style:text-properties fo:font-size="10.5pt" officeooo:rsid="005ee063" style:font-size-asian="9.14999961853027pt" style:font-size-complex="10.5pt"/>
    </style:style>
    <style:style style:name="T25" style:family="text">
      <style:text-properties fo:font-size="10.5pt" officeooo:rsid="0066847c" style:font-size-asian="9.14999961853027pt" style:font-size-complex="10.5pt"/>
    </style:style>
    <style:style style:name="T26" style:family="text">
      <style:text-properties fo:font-size="10.5pt" officeooo:rsid="007327cd" style:font-size-asian="9.14999961853027pt" style:font-size-complex="10.5pt"/>
    </style:style>
    <style:style style:name="T27" style:family="text">
      <style:text-properties fo:font-size="10.5pt" officeooo:rsid="007403d3" style:font-size-asian="9.14999961853027pt" style:font-size-complex="10.5pt"/>
    </style:style>
    <style:style style:name="T28" style:family="text">
      <style:text-properties fo:font-size="10.5pt" officeooo:rsid="0075679c" style:font-size-asian="9.14999961853027pt" style:font-size-complex="10.5pt"/>
    </style:style>
    <style:style style:name="T29" style:family="text">
      <style:text-properties fo:font-size="10.5pt" officeooo:rsid="007d5847" style:font-size-asian="9.14999961853027pt" style:font-size-complex="10.5pt"/>
    </style:style>
    <style:style style:name="T30" style:family="text">
      <style:text-properties fo:font-size="10.5pt" officeooo:rsid="004d5ca7" style:font-size-asian="9.14999961853027pt" style:font-size-complex="10.5pt"/>
    </style:style>
    <style:style style:name="T31" style:family="text">
      <style:text-properties fo:font-size="10.5pt" officeooo:rsid="005360a7" style:font-size-asian="9.14999961853027pt" style:font-size-complex="10.5pt"/>
    </style:style>
    <style:style style:name="T32" style:family="text">
      <style:text-properties fo:font-size="10.5pt" officeooo:rsid="006d0a29" style:font-size-asian="9.14999961853027pt" style:font-size-complex="10.5pt"/>
    </style:style>
    <style:style style:name="T33" style:family="text">
      <style:text-properties fo:font-size="10.5pt" officeooo:rsid="007f8a98" style:font-size-asian="9.14999961853027pt" style:font-size-complex="10.5pt"/>
    </style:style>
    <style:style style:name="T34" style:family="text">
      <style:text-properties fo:font-size="10.5pt" officeooo:rsid="0080a0dd" style:font-size-asian="9.14999961853027pt" style:font-size-complex="10.5pt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font-size="10.5pt" officeooo:rsid="0022ec73" style:font-size-asian="10.5pt" style:font-size-complex="10.5pt"/>
    </style:style>
    <style:style style:name="T37" style:family="text">
      <style:text-properties fo:font-size="10.5pt" officeooo:rsid="00230323" style:font-size-asian="10.5pt" style:font-size-complex="10.5pt"/>
    </style:style>
    <style:style style:name="T38" style:family="text">
      <style:text-properties fo:font-size="10.5pt" officeooo:rsid="0023c3df" style:font-size-asian="10.5pt" style:font-size-complex="10.5pt"/>
    </style:style>
    <style:style style:name="T39" style:family="text">
      <style:text-properties fo:font-size="10.5pt" officeooo:rsid="00255700" style:font-size-asian="10.5pt" style:font-size-complex="10.5pt"/>
    </style:style>
    <style:style style:name="T40" style:family="text">
      <style:text-properties fo:font-size="10.5pt" officeooo:rsid="002ca17b" style:font-size-asian="10.5pt" style:font-size-complex="10.5pt"/>
    </style:style>
    <style:style style:name="T41" style:family="text">
      <style:text-properties fo:font-size="10.5pt" officeooo:rsid="002daac1" style:font-size-asian="10.5pt" style:font-size-complex="10.5pt"/>
    </style:style>
    <style:style style:name="T42" style:family="text">
      <style:text-properties fo:font-size="10.5pt" officeooo:rsid="005f1408" style:font-size-asian="10.5pt" style:font-size-complex="10.5pt"/>
    </style:style>
    <style:style style:name="T43" style:family="text">
      <style:text-properties fo:font-size="10.5pt" officeooo:rsid="006095fc" style:font-size-asian="10.5pt" style:font-size-complex="10.5pt"/>
    </style:style>
    <style:style style:name="T44" style:family="text">
      <style:text-properties fo:font-size="10.5pt" officeooo:rsid="0061e84f" style:font-size-asian="10.5pt" style:font-size-complex="10.5pt"/>
    </style:style>
    <style:style style:name="T45" style:family="text">
      <style:text-properties fo:font-size="10.5pt" officeooo:rsid="0062428b" style:font-size-asian="10.5pt" style:font-size-complex="10.5pt"/>
    </style:style>
    <style:style style:name="T46" style:family="text">
      <style:text-properties fo:font-size="10.5pt" officeooo:rsid="0071e5c5" style:font-size-asian="10.5pt" style:font-size-complex="10.5pt"/>
    </style:style>
    <style:style style:name="T47" style:family="text">
      <style:text-properties fo:font-size="10.5pt" fo:background-color="#81d41a" loext:char-shading-value="0" style:font-size-asian="9.14999961853027pt" style:font-size-complex="10.5pt"/>
    </style:style>
    <style:style style:name="T48" style:family="text">
      <style:text-properties fo:font-size="10.5pt" officeooo:rsid="0066847c" fo:background-color="#81d41a" loext:char-shading-value="0" style:font-size-asian="9.14999961853027pt" style:font-size-complex="10.5pt"/>
    </style:style>
    <style:style style:name="T49" style:family="text">
      <style:text-properties fo:font-size="10.5pt" officeooo:rsid="0047b5b2" fo:background-color="#81d41a" loext:char-shading-value="0" style:font-size-asian="9.14999961853027pt" style:font-size-complex="10.5pt"/>
    </style:style>
    <style:style style:name="T50" style:family="text">
      <style:text-properties fo:font-size="9pt" officeooo:rsid="0029b2dc" style:font-size-asian="9pt" style:font-size-complex="9pt"/>
    </style:style>
    <style:style style:name="T51" style:family="text">
      <style:text-properties fo:font-size="9pt" officeooo:rsid="0022ec73" style:font-size-asian="9pt" style:font-size-complex="9pt"/>
    </style:style>
    <style:style style:name="T52" style:family="text">
      <style:text-properties officeooo:rsid="002ca17b"/>
    </style:style>
    <style:style style:name="T53" style:family="text">
      <style:text-properties style:font-name="Yu Gothic UI Semibold" officeooo:rsid="002ca17b"/>
    </style:style>
    <style:style style:name="T54" style:family="text">
      <style:text-properties officeooo:rsid="002daac1"/>
    </style:style>
    <style:style style:name="T55" style:family="text">
      <style:text-properties officeooo:rsid="003026af"/>
    </style:style>
    <style:style style:name="T56" style:family="text">
      <style:text-properties officeooo:rsid="0035e09b"/>
    </style:style>
    <style:style style:name="T57" style:family="text">
      <style:text-properties officeooo:rsid="00360310"/>
    </style:style>
    <style:style style:name="T58" style:family="text">
      <style:text-properties style:use-window-font-color="true" style:font-name="Liberation Serif" officeooo:rsid="00597f36" fo:background-color="transparent" loext:char-shading-value="0" style:font-size-asian="10.5pt"/>
    </style:style>
    <style:style style:name="T59" style:family="text">
      <style:text-properties officeooo:rsid="003b92d5"/>
    </style:style>
    <style:style style:name="T60" style:family="text">
      <style:text-properties officeooo:rsid="003cd791"/>
    </style:style>
    <style:style style:name="T61" style:family="text">
      <style:text-properties officeooo:rsid="003f5900"/>
    </style:style>
    <style:style style:name="T62" style:family="text">
      <style:text-properties officeooo:rsid="004182b3"/>
    </style:style>
    <style:style style:name="T63" style:family="text">
      <style:text-properties officeooo:rsid="00424536"/>
    </style:style>
    <style:style style:name="T64" style:family="text">
      <style:text-properties officeooo:rsid="0043bb59"/>
    </style:style>
    <style:style style:name="T65" style:family="text">
      <style:text-properties officeooo:rsid="00479918"/>
    </style:style>
    <style:style style:name="T66" style:family="text">
      <style:text-properties officeooo:rsid="0047b5b2"/>
    </style:style>
    <style:style style:name="T67" style:family="text">
      <style:text-properties officeooo:rsid="0049737a"/>
    </style:style>
    <style:style style:name="T68" style:family="text">
      <style:text-properties officeooo:rsid="004b7720"/>
    </style:style>
    <style:style style:name="T69" style:family="text">
      <style:text-properties officeooo:rsid="00552592"/>
    </style:style>
    <style:style style:name="T70" style:family="text">
      <style:text-properties officeooo:rsid="0056b56b"/>
    </style:style>
    <style:style style:name="T71" style:family="text">
      <style:text-properties officeooo:rsid="0058272b"/>
    </style:style>
    <style:style style:name="T72" style:family="text">
      <style:text-properties officeooo:rsid="00597f36"/>
    </style:style>
    <style:style style:name="T73" style:family="text">
      <style:text-properties fo:color="#ff4000"/>
    </style:style>
    <style:style style:name="T74" style:family="text">
      <style:text-properties fo:color="#ff4000" officeooo:rsid="00597f36"/>
    </style:style>
    <style:style style:name="T75" style:family="text">
      <style:text-properties fo:color="#ff4000" fo:font-size="10.5pt" style:font-size-asian="9.14999961853027pt" style:font-size-complex="10.5pt"/>
    </style:style>
    <style:style style:name="T76" style:family="text">
      <style:text-properties fo:color="#ff4000" fo:font-size="10.5pt" officeooo:rsid="005a314b" style:font-size-asian="9.14999961853027pt" style:font-size-complex="10.5pt"/>
    </style:style>
    <style:style style:name="T77" style:family="text">
      <style:text-properties fo:color="#ff4000" fo:font-size="10.5pt" officeooo:rsid="005ee063" style:font-size-asian="9.14999961853027pt" style:font-size-complex="10.5pt"/>
    </style:style>
    <style:style style:name="T78" style:family="text">
      <style:text-properties fo:color="#ff4000" fo:font-size="10.5pt" officeooo:rsid="0034e7e7" style:font-size-asian="9.14999961853027pt" style:font-size-complex="10.5pt"/>
    </style:style>
    <style:style style:name="T79" style:family="text">
      <style:text-properties fo:color="#ff4000" fo:font-size="10.5pt" officeooo:rsid="003026af" style:font-size-asian="9.14999961853027pt" style:font-size-complex="10.5pt"/>
    </style:style>
    <style:style style:name="T80" style:family="text">
      <style:text-properties fo:color="#ff4000" fo:font-size="10.5pt" officeooo:rsid="00345d04" style:font-size-asian="9.14999961853027pt" style:font-size-complex="10.5pt"/>
    </style:style>
    <style:style style:name="T81" style:family="text">
      <style:text-properties officeooo:rsid="005b3144"/>
    </style:style>
    <style:style style:name="T82" style:family="text">
      <style:text-properties officeooo:rsid="00632625"/>
    </style:style>
    <style:style style:name="T83" style:family="text">
      <style:text-properties officeooo:rsid="0064eb3c"/>
    </style:style>
    <style:style style:name="T84" style:family="text">
      <style:text-properties officeooo:rsid="00665ac6"/>
    </style:style>
    <style:style style:name="T85" style:family="text">
      <style:text-properties officeooo:rsid="007a0274"/>
    </style:style>
    <style:style style:name="T86" style:family="text">
      <style:text-properties officeooo:rsid="007b5f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LP din C</text:p>
      <text:p text:style-name="P1"/>
      <text:p text:style-name="P2"/>
      <text:p text:style-name="P5">1. Programele cerute</text:p>
      <text:p text:style-name="P5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5"><text:span text:style-name="T50">C</text:span><text:span text:style-name="T51">alculeaza minimul si maximul a trei numere</text:span></text:p>
          </table:table-cell>
          <table:table-cell table:style-name="Table1.A1" office:value-type="string">
            <text:p text:style-name="P47">Verifica daca un numar este prim</text:p>
          </table:table-cell>
          <table:table-cell table:style-name="Table1.A1" office:value-type="string">
            <text:p text:style-name="P46"><text:s/><text:span text:style-name="T53">Calculeaza suma a n numere citite de la tastatura</text:span></text:p>
          </table:table-cell>
        </table:table-row>
        <table:table-row table:style-name="Table1.2">
          <table:table-cell table:style-name="Table1.A1" office:value-type="string">
            <text:p text:style-name="P39"><text:span text:style-name="Definition"><text:span text:style-name="T3">#include &lt;stdio.h&gt;</text:span></text:span></text:p>
            <text:p text:style-name="P6">int main() {</text:p>
            <text:p text:style-name="P27"><text:span text:style-name="T6"><text:s text:c="4"/></text:span><text:span text:style-name="T7">double</text:span><text:span text:style-name="T6"> a, b, c, </text:span><text:span text:style-name="T7">minim, maxim;</text:span></text:p>
            <text:p text:style-name="P27"><text:span text:style-name="T6"><text:s text:c="4"/></text:span><text:span text:style-name="T35">scanf("%</text:span><text:span text:style-name="T46">lf</text:span><text:span text:style-name="T35">", </text:span><text:span text:style-name="T40">&amp;</text:span><text:span text:style-name="T36">a</text:span><text:span text:style-name="T35">);</text:span></text:p>
            <text:p text:style-name="P33"><text:span text:style-name="T35"><text:s text:c="4"/>scanf("%</text:span><text:span text:style-name="T46">lf</text:span><text:span text:style-name="T35">", </text:span><text:span text:style-name="T40">&amp;</text:span><text:span text:style-name="T36">b</text:span><text:span text:style-name="T35">);</text:span></text:p>
            <text:p text:style-name="P33"><text:span text:style-name="T35"><text:s text:c="4"/>scanf("%</text:span><text:span text:style-name="T46">lf</text:span><text:span text:style-name="T35">, </text:span><text:span text:style-name="T40">&amp;</text:span><text:span text:style-name="T36">c</text:span><text:span text:style-name="T35">);</text:span></text:p>
            <text:p text:style-name="P27"><text:span text:style-name="T35"><text:s text:c="4"/></text:span><text:span text:style-name="T36">if (a &gt; b) {</text:span></text:p>
            <text:p text:style-name="P27"><text:span text:style-name="T36"><text:s text:c="8"/>if (a &gt; c) </text:span><text:span text:style-name="T37">{</text:span></text:p>
            <text:p text:style-name="P52"><text:s text:c="12"/>maxim = a;</text:p>
            <text:p text:style-name="P27"><text:span text:style-name="T37"><text:s text:c="12"/>if (b &lt; c) </text:span><text:span text:style-name="T42">{</text:span></text:p>
            <text:p text:style-name="P52"><text:tab/> <text:s text:c="2"/>minim = b;</text:p>
            <text:p text:style-name="P53"><text:s text:c="12"/>}</text:p>
            <text:p text:style-name="P52"><text:s text:c="9"/>}</text:p>
            <text:p text:style-name="P52"><text:s text:c="7"/>else {</text:p>
            <text:p text:style-name="P52"><text:s text:c="12"/>maxim = c;</text:p>
            <text:p text:style-name="P27"><text:span text:style-name="T37"><text:s text:c="12"/>if (a &lt; b) </text:span><text:span text:style-name="T43">{</text:span></text:p>
            <text:p text:style-name="P52"><text:tab/> <text:s text:c="2"/>minim = a;</text:p>
            <text:p text:style-name="P27"><text:span text:style-name="T37"><text:s text:c="13"/></text:span><text:span text:style-name="T43">}</text:span></text:p>
            <text:p text:style-name="P52"><text:s text:c="8"/>}</text:p>
            <text:p text:style-name="P52"><text:s text:c="4"/>}</text:p>
            <text:p text:style-name="P52"><text:s text:c="4"/>else {</text:p>
            <text:p text:style-name="P52"><text:s text:c="8"/>if (b &lt; c) {</text:p>
            <text:p text:style-name="P52"><text:tab/>maxim = c;</text:p>
            <text:p text:style-name="P27"><text:span text:style-name="T37"><text:tab/></text:span><text:span text:style-name="T38">minim = a;</text:span></text:p>
            <text:p text:style-name="P54"><text:s text:c="10"/>}</text:p>
            <text:p text:style-name="P27"><text:span text:style-name="T37"><text:s text:c="8"/>else </text:span><text:span text:style-name="T39">{</text:span></text:p>
            <text:p text:style-name="P52"><text:tab/>maxim = b;</text:p>
            <text:p text:style-name="P27"><text:span text:style-name="T37"><text:tab/></text:span><text:span text:style-name="T39">if (a &lt; c) </text:span><text:span text:style-name="T44">{</text:span></text:p>
            <text:p text:style-name="P55"><text:tab/> <text:s text:c="3"/>minim = a;</text:p>
            <text:p text:style-name="P27"><text:span text:style-name="T39"><text:s text:c="14"/></text:span><text:span text:style-name="T44">}</text:span></text:p>
            <text:p text:style-name="P55"><text:s text:c="10"/>}</text:p>
            <text:p text:style-name="P27"><text:span text:style-name="T39"><text:s text:c="5"/></text:span><text:span text:style-name="T45">}</text:span></text:p>
            <text:p text:style-name="P34"><text:span text:style-name="T39"><text:s text:c="4"/>p</text:span><text:span text:style-name="T35">rintf(“Minim : %</text:span><text:span text:style-name="T46">lf</text:span><text:span text:style-name="T35">”, minim);</text:span></text:p>
            <text:p text:style-name="P34"><text:span text:style-name="T35"><text:s text:c="4"/>printf(“Maxim : %</text:span><text:span text:style-name="T46">lf</text:span><text:span text:style-name="T35">”, maxim);</text:span></text:p>
            <text:p text:style-name="P56"><text:s text:c="4"/>return 0;</text:p>
            <text:p text:style-name="P56"><text:s text:c="2"/>}</text:p>
          </table:table-cell>
          <table:table-cell table:style-name="Table1.A1" office:value-type="string">
            <text:p text:style-name="P40"><text:span text:style-name="Definition"><text:span text:style-name="T3">#include &lt;stdio.h&gt;</text:span></text:span></text:p>
            <text:p text:style-name="P44">int main() {</text:p>
            <text:p text:style-name="P44"><text:s text:c="4"/>int nr, i, prim;</text:p>
            <text:p text:style-name="P48"><text:span text:style-name="T8"><text:s text:c="4"/></text:span><text:span text:style-name="T15">prim = 1;</text:span></text:p>
            <text:p text:style-name="P44"><text:s text:c="4"/>scanf(“%d”, <text:span text:style-name="T52">&amp;</text:span>nr);</text:p>
            <text:p text:style-name="P44"><text:s text:c="4"/>for (i =2; i &lt; nr / 2; <text:span text:style-name="T67">i = i + 1</text:span>) <text:span text:style-name="T82">{</text:span></text:p>
            <text:p text:style-name="P44"><text:s text:c="8"/>if (nr % i == 0) <text:span text:style-name="T82">{</text:span></text:p>
            <text:p text:style-name="P44"><text:s text:c="12"/>prim = 0;</text:p>
            <text:p text:style-name="P44"><text:s text:c="9"/><text:span text:style-name="T82">}</text:span></text:p>
            <text:p text:style-name="P44"><text:s text:c="3"/><text:span text:style-name="T82">}</text:span></text:p>
            <text:p text:style-name="P44"><text:s text:c="4"/>if(prim == 1) <text:span text:style-name="T83">{</text:span></text:p>
            <text:p text:style-name="P44"><text:s text:c="8"/>printf(“Numarul este prim”);</text:p>
            <text:p text:style-name="P44"><text:s text:c="4"/><text:span text:style-name="T83">}</text:span></text:p>
            <text:p text:style-name="P44"><text:s text:c="4"/>else <text:span text:style-name="T84">{</text:span></text:p>
            <text:p text:style-name="P44"><text:s text:c="8"/>printf(“Numarul nu este prim”);</text:p>
            <text:p text:style-name="P44"><text:s text:c="6"/><text:span text:style-name="T84">}</text:span></text:p>
            <text:p text:style-name="P44"><text:s text:c="4"/>return 0;</text:p>
            <text:p text:style-name="P44"><text:s text:c="2"/>}</text:p>
          </table:table-cell>
          <table:table-cell table:style-name="Table1.A1" office:value-type="string">
            <text:p text:style-name="P40"><text:span text:style-name="Definition"><text:span text:style-name="T3">#include &lt;stdio.h&gt;</text:span></text:span></text:p>
            <text:p text:style-name="P45">int main() {</text:p>
            <text:p text:style-name="P45"><text:s text:c="4"/>int n, curent, suma;</text:p>
            <text:p text:style-name="P45"><text:s text:c="4"/><text:span text:style-name="T57">suma = 0;</text:span></text:p>
            <text:p text:style-name="P45"><text:s text:c="4"/>scanf(“%d”, &amp;n);</text:p>
            <text:p text:style-name="P45"><text:s text:c="4"/><text:span text:style-name="T54">while (n &gt; 0) {</text:span></text:p>
            <text:p text:style-name="P45"><text:s text:c="9"/><text:span text:style-name="T54">scanf(“%d”, &amp;curent);</text:span></text:p>
            <text:p text:style-name="P45"><text:s text:c="9"/><text:span text:style-name="T54">suma = suma + curent;</text:span></text:p>
            <text:p text:style-name="P49"><text:s text:c="8"/><text:span text:style-name="T41">n = n – 1;</text:span></text:p>
            <text:p text:style-name="P51"><text:s text:c="4"/>}</text:p>
            <text:p text:style-name="P51"><text:s text:c="4"/>printf(“Suma : %d”, suma);</text:p>
            <text:p text:style-name="P51"><text:s text:c="4"/>return 0;</text:p>
            <text:p text:style-name="P51"><text:s text:c="2"/>}</text:p>
          </table:table-cell>
        </table:table-row>
      </table:table>
      <text:p text:style-name="P3"/>
      <text:p text:style-name="P3"/>
      <text:p text:style-name="P3"><text:span text:style-name="T55">2</text:span>. Specificarea mini-limbajului de programare</text:p>
      <text:p text:style-name="P3"><text:tab/></text:p>
      <text:p text:style-name="P4"><text:tab/></text:p>
      <text:p text:style-name="P4"/>
      <text:p text:style-name="P57"><text:tab/>ELEMENTE LEXICALE</text:p>
      <text:p text:style-name="P4"/>
      <text:list xml:id="list723093673" text:style-name="L1">
        <text:list-item>
          <text:p text:style-name="P58">Operatori : &amp;, +, -, =, &lt;, &gt;, %, ==</text:p>
        </text:list-item>
        <text:list-item>
          <text:p text:style-name="P58">Separatori : “,”, “;”, “{“, “}”, “(“, “)”</text:p>
        </text:list-item>
        <text:list-item>
          <text:p text:style-name="P65"><text:span text:style-name="T30">Cuvinte rezervate : int, main, double, </text:span><text:span text:style-name="T31">struct, </text:span><text:span text:style-name="T30">scanf, printf, if, else, for, while, return, </text:span><text:span text:style-name="T32">include, stdio</text:span></text:p>
        </text:list-item>
      </text:list>
      <text:p text:style-name="P71"><text:soft-page-break/></text:p>
      <text:p text:style-name="P71"/>
      <text:p text:style-name="P43"><text:span text:style-name="T10"><text:tab/></text:span><text:span text:style-name="T22">R</text:span><text:span text:style-name="T10">EGULI </text:span><text:span text:style-name="T1">LEXIC</text:span><text:span text:style-name="T2">ALE</text:span></text:p>
      <text:p text:style-name="P72"/>
      <text:list xml:id="list2333773881" text:style-name="L2">
        <text:list-item>
          <text:p text:style-name="P66"><text:span text:style-name="T11">ID</text:span><text:span text:style-name="T9"> ::= </text:span><text:span text:style-name="T12">&lt;</text:span><text:span text:style-name="T11">litera</text:span><text:span text:style-name="T12">&gt;</text:span><text:span text:style-name="T34">\{1, \8}</text:span></text:p>
        </text:list-item>
        <text:list-item>
          <text:p text:style-name="P66"><text:span text:style-name="T11">litera</text:span><text:span text:style-name="T9"> ::= </text:span><text:span text:style-name="T10">a | b | c | … | y | z </text:span><text:span text:style-name="T13">| A | … | Z</text:span></text:p>
        </text:list-item>
        <text:list-item>
          <text:p text:style-name="P67"><text:span text:style-name="T18">CONST</text:span><text:span text:style-name="T10"> ::= </text:span><text:span text:style-name="T12">&lt;</text:span><text:span text:style-name="T11">cifra_nenula</text:span><text:span text:style-name="T12">&gt;</text:span><text:span text:style-name="T10">* | 0</text:span></text:p>
        </text:list-item>
        <text:list-item>
          <text:p text:style-name="P67"><text:span text:style-name="T11">cifra_nenula</text:span><text:span text:style-name="T10"> ::= 1 | 2 | … | 8 | 9</text:span></text:p>
        </text:list-item>
        <text:list-item>
          <text:p text:style-name="P68"><text:span text:style-name="T11">relatie</text:span><text:span text:style-name="T14"> ::= &lt; | &gt; | ==</text:span></text:p>
        </text:list-item>
        <text:list-item>
          <text:p text:style-name="P69"><text:span text:style-name="T14">o</text:span><text:span text:style-name="T5">perator_aritmetic ::= + | - <text:s/>| % </text:span><text:span text:style-name="T29">| / | *</text:span></text:p>
        </text:list-item>
        <text:list-item>
          <text:p text:style-name="P59">operator_adresa ::= &amp;</text:p>
        </text:list-item>
        <text:list-item>
          <text:p text:style-name="P70"><text:span text:style-name="T5">formatter ::= “%d” </text:span><text:span text:style-name="T20">| “%</text:span><text:span text:style-name="T26">lf</text:span><text:span text:style-name="T20">”</text:span></text:p>
        </text:list-item>
      </text:list>
      <text:p text:style-name="P60"><text:tab/><text:tab/></text:p>
      <text:p text:style-name="P60"><text:tab/><text:tab/></text:p>
      <text:p text:style-name="P60"/>
      <text:p text:style-name="P3"><text:tab/><text:span text:style-name="T56">REGULI SINTACTICE</text:span></text:p>
      <text:p text:style-name="P3"/>
      <text:p text:style-name="P8">&lt;program&gt; ::= <text:span text:style-name="Definition"><text:span text:style-name="T4">#include &lt;stdio.h&gt; </text:span></text:span>int main() {&lt;lista_declaratii&gt; &lt;lista_instructiuni&gt; return 0; }</text:p>
      <text:p text:style-name="P7"/>
      <text:p text:style-name="P9">&lt;lista_declaratii&gt; ::= &lt;declaratie&gt; | &lt;lista_declaratii&gt; &lt;declaratie&gt;</text:p>
      <text:p text:style-name="P9"/>
      <text:p text:style-name="P28"><text:span text:style-name="T15">&lt;declaratie&gt; ::= &lt;tip&gt; &lt;lista_</text:span><text:span text:style-name="T17">ID</text:span><text:span text:style-name="T15">&gt;; </text:span><text:span text:style-name="T27">| &lt;tip&gt; &lt;declaratie_struct&gt;;</text:span></text:p>
      <text:p text:style-name="P61"/>
      <text:p text:style-name="P38"><text:span text:style-name="T27">&lt;</text:span><text:span text:style-name="T5">declaratie_struct&gt; ::= struct </text:span><text:span text:style-name="T47">tag</text:span><text:span text:style-name="T5">* { &lt;lista_declaratii&gt; } </text:span><text:span text:style-name="T28">ID</text:span></text:p>
      <text:p text:style-name="P9"/>
      <text:p text:style-name="P9">&lt;tip&gt; ::= int | double <text:span text:style-name="T85">| struct</text:span></text:p>
      <text:p text:style-name="P9"/>
      <text:p text:style-name="P29"><text:span text:style-name="T15">&lt;lista_</text:span><text:span text:style-name="T16">ID</text:span><text:span text:style-name="T15">&gt; ::= </text:span><text:span text:style-name="T16">ID</text:span><text:span text:style-name="T15"> | </text:span><text:span text:style-name="T16">ID, </text:span><text:span text:style-name="T15">&lt;lista_</text:span><text:span text:style-name="T16">ID</text:span><text:span text:style-name="T15">&gt;</text:span></text:p>
      <text:p text:style-name="P9"/>
      <text:p text:style-name="P10">&lt;lista_instructiuni&gt; ::=&lt;instructiune&gt; | &lt;instructiune&gt;; &lt;lista_instructiuni&gt;</text:p>
      <text:p text:style-name="P10"/>
      <text:p text:style-name="P11">&lt;instructiune&gt; ::<text:span text:style-name="T59">= </text:span><text:span text:style-name="T60">&lt;instructiune_atribuire&gt; | &lt;instructiune_IO&gt; | &lt;instructiune_conditionala&gt; | &lt;instructiune_ciclare&gt;</text:span></text:p>
      <text:p text:style-name="P11"/>
      <text:p text:style-name="P12">&lt;instructiune_atribuire&gt; ::= <text:span text:style-name="T61">ID = &lt;expresie&gt;</text:span></text:p>
      <text:p text:style-name="P13"/>
      <text:p text:style-name="P30"><text:span text:style-name="T18">&lt;expresie&gt; ::= ID | CONST | </text:span><text:span text:style-name="T19">&lt;expresie&gt; operator_aritmetic &lt;expresie&gt;</text:span></text:p>
      <text:p text:style-name="P11"/>
      <text:p text:style-name="P14">&lt;instructiune_IO&gt; ::= &lt;instructiune_afisare&gt; | &lt;instructiune_citire&gt;</text:p>
      <text:p text:style-name="P14"/>
      <text:p text:style-name="P15">&lt;<text:span text:style-name="T62">instructiune_afisare&gt; ::= printf(&lt;mesaj&gt;) </text:span><text:span text:style-name="T69">| </text:span><text:span text:style-name="T62">printf(&lt;mesaj&gt;, </text:span><text:span text:style-name="T63">&lt;lista_ID&gt;</text:span><text:span text:style-name="T62">)</text:span></text:p>
      <text:p text:style-name="P14"/>
      <text:p text:style-name="P16">&lt;mesaj&gt; ::<text:span text:style-name="T64">= <text:s/>generic_char_</text:span><text:span text:style-name="T70">array</text:span><text:span text:style-name="T64"> | generic_char_</text:span><text:span text:style-name="T70">array</text:span><text:span text:style-name="T64">&lt;lista_formatteri&gt;</text:span></text:p>
      <text:p text:style-name="P16"/>
      <text:p text:style-name="P17">&lt;lista_formatteri&gt; ::= formatter | formatter, <text:s/>&lt;lista_formatteri&gt;</text:p>
      <text:p text:style-name="P17"/>
      <text:p text:style-name="P18">&lt;instructiune_citire&gt; ::= <text:span text:style-name="T65">scanf(formatter, &lt;adresa&gt;)</text:span></text:p>
      <text:p text:style-name="P18"/>
      <text:p text:style-name="P19">&lt;adresa&gt; ::= operator_adresaID</text:p>
      <text:p text:style-name="P19"/>
      <text:p text:style-name="P32"><text:span text:style-name="T21">&lt;instructiune_conditionala&gt; ::= if(&lt;conditie&gt;) { &lt;lista_instructiuni&gt; } </text:span><text:span text:style-name="T48">else {</text:span><text:span text:style-name="T49"> &lt;lista_instructiuni&gt; </text:span><text:span text:style-name="T48">}</text:span><text:span text:style-name="T25">*</text:span></text:p>
      <text:p text:style-name="P20"/>
      <text:p text:style-name="P22">&lt;instructiune_ciclare&gt; ::= while <text:span text:style-name="T68">(&lt;conditie&gt;) </text:span><text:span text:style-name="T66">{ &lt;lista_instructiuni&gt; } </text:span></text:p>
      <text:p text:style-name="P22"><text:span text:style-name="T68"><text:tab/><text:tab/><text:tab/> <text:s text:c="2"/>| for (&lt;atribuire&gt;&lt;expresie&gt;&lt;expresie&gt;) </text:span><text:span text:style-name="T66">{ &lt;lista_instructiuni&gt; }</text:span></text:p>
      <text:p text:style-name="P20"/>
      <text:p text:style-name="P21">&lt;conditie&gt; ::= &lt;expresie&gt; relatie &lt;expresie&gt;</text:p>
      <text:p text:style-name="P21"><text:soft-page-break/></text:p>
      <text:p text:style-name="P21"/>
      <text:p text:style-name="P21"/>
      <text:p text:style-name="P21"/>
      <text:p text:style-name="P23">3. Programe care contin erori</text:p>
      <text:p text:style-name="P23"/>
      <text:p text:style-name="P23"/>
      <text:p text:style-name="P26">a) erori valabile <text:span text:style-name="T81">si</text:span> in C</text:p>
      <text:p text:style-name="P25"/>
      <text:p text:style-name="P41"><text:span text:style-name="Definition"><text:span text:style-name="T3">#include &lt;stdio.h&gt;</text:span></text:span></text:p>
      <text:p text:style-name="P23">int main() {</text:p>
      <text:p text:style-name="P23"><text:s text:c="4"/><text:span text:style-name="T71">double a, b, c;</text:span></text:p>
      <text:p text:style-name="P23"><text:s text:c="4"/><text:span text:style-name="T71">scanf(“%</text:span><text:span text:style-name="T86">lf</text:span><text:span text:style-name="T71">”, &amp;a);</text:span></text:p>
      <text:p text:style-name="P23"><text:s text:c="4"/><text:span text:style-name="T71">printf(“a = %</text:span><text:span text:style-name="T86">lf</text:span><text:span text:style-name="T71">”, a);</text:span></text:p>
      <text:p text:style-name="P23"><text:s text:c="4"/><text:span text:style-name="T71">b = 10;</text:span></text:p>
      <text:p text:style-name="P23"><text:s text:c="4"/><text:span text:style-name="T71">c = 5;</text:span></text:p>
      <text:p text:style-name="P23"><text:s text:c="4"/><text:span text:style-name="T72">a + b = c;<text:tab/></text:span><text:span text:style-name="T74">// eroare de semantica; nu putem folosi 2 operanzi pe partea stanga</text:span></text:p>
      <text:p text:style-name="P31"><text:span text:style-name="T23"><text:tab/><text:tab/></text:span><text:span text:style-name="T73">// lipseste “return 0;”</text:span></text:p>
      <text:p text:style-name="P24">}<text:tab/><text:tab/></text:p>
      <text:p text:style-name="P21"/>
      <text:p text:style-name="P20"/>
      <text:p text:style-name="P26">b) erori valabile doar in MLP</text:p>
      <text:p text:style-name="P26"/>
      <text:p text:style-name="P42"><text:span text:style-name="Definition"><text:span text:style-name="T58">#include &lt;stdio.h&gt;</text:span></text:span></text:p>
      <text:p text:style-name="P64">int main() {</text:p>
      <text:p text:style-name="P37"><text:span text:style-name="T5"><text:s text:c="4"/></text:span><text:span text:style-name="T24">int abc123; <text:s text:c="3"/></text:span><text:span text:style-name="T77">// regula </text:span><text:span text:style-name="T78">ID</text:span><text:span text:style-name="T79"> ::= </text:span><text:span text:style-name="T80">&lt;</text:span><text:span text:style-name="T78">litera</text:span><text:span text:style-name="T80">&gt;</text:span><text:span text:style-name="T79">* </text:span><text:span text:style-name="T77">este incalcata</text:span></text:p>
      <text:p text:style-name="P36"><text:span text:style-name="T5"><text:s text:c="4"/>int x = 2;<text:tab/></text:span><text:span text:style-name="T75">// </text:span><text:span text:style-name="T76">nu s-a specificat ca declaratiile si atribuirile pot fi combinate</text:span></text:p>
      <text:p text:style-name="P64"><text:s text:c="4"/>double z;</text:p>
      <text:p text:style-name="P64"><text:s text:c="4"/>z = 10;</text:p>
      <text:p text:style-name="P36"><text:span text:style-name="T5"><text:s text:c="4"/>x++;<text:tab/><text:tab/></text:span><text:span text:style-name="T75">// </text:span><text:span text:style-name="T76">operatorul unar “++” nu a fost specificat</text:span></text:p>
      <text:p text:style-name="P64"><text:s text:c="4"/>return 0;</text:p>
      <text:p text:style-name="P64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Yu Gothic UI Semibold" svg:font-family="'Yu Gothic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4T16:51:57.893000000</meta:creation-date>
    <dc:date>2020-10-20T15:49:43.610000000</dc:date>
    <meta:editing-duration>PT7H15M40S</meta:editing-duration>
    <meta:editing-cycles>109</meta:editing-cycles>
    <meta:generator>LibreOffice/6.4.2.2$Windows_X86_64 LibreOffice_project/4e471d8c02c9c90f512f7f9ead8875b57fcb1ec3</meta:generator>
    <meta:document-statistic meta:table-count="1" meta:image-count="0" meta:object-count="0" meta:page-count="3" meta:paragraph-count="133" meta:word-count="578" meta:character-count="3695" meta:non-whitespace-character-count="2817"/>
  </office:meta>
</office:document-meta>
</file>